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3" table:default-cell-style-name="Default"/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0"/>
          <table:table-cell office:value-type="string">
            <text:p>AVG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float" office:value="0.029000043869">
            <text:p>0.0290000439</text:p>
          </table:table-cell>
          <table:table-cell office:value-type="float" office:value="0.00600004196167">
            <text:p>0.006000042</text:p>
          </table:table-cell>
          <table:table-cell office:value-type="float" office:value="0.0119998455048">
            <text:p>0.0119998455</text:p>
          </table:table-cell>
          <table:table-cell table:number-columns-repeated="2" office:value-type="float" office:value="0.00600004196167">
            <text:p>0.006000042</text:p>
          </table:table-cell>
          <table:table-cell office:value-type="float" office:value="0.00499987602234">
            <text:p>0.004999876</text:p>
          </table:table-cell>
          <table:table-cell office:value-type="float" office:value="0.00600004196167">
            <text:p>0.006000042</text:p>
          </table:table-cell>
          <table:table-cell office:value-type="float" office:value="0.0120000839233">
            <text:p>0.0120000839</text:p>
          </table:table-cell>
          <table:table-cell table:number-columns-repeated="2" office:value-type="float" office:value="0.00600004196167">
            <text:p>0.006000042</text:p>
          </table:table-cell>
          <table:table-cell office:value-type="float" office:value="0.00499987602234">
            <text:p>0.004999876</text:p>
          </table:table-cell>
          <table:table-cell office:value-type="float" office:value="0.010999917984">
            <text:p>0.010999918</text:p>
          </table:table-cell>
          <table:table-cell office:value-type="float" office:value="0.00499987602234">
            <text:p>0.004999876</text:p>
          </table:table-cell>
          <table:table-cell table:number-columns-repeated="2" office:value-type="float" office:value="0.00600004196167">
            <text:p>0.006000042</text:p>
          </table:table-cell>
          <table:table-cell office:value-type="float" office:value="0.0179998874664">
            <text:p>0.0179998875</text:p>
          </table:table-cell>
          <table:table-cell office:value-type="float" office:value="0.0260000228882">
            <text:p>0.0260000229</text:p>
          </table:table-cell>
          <table:table-cell office:value-type="float" office:value="0.00500011444092">
            <text:p>0.0050001144</text:p>
          </table:table-cell>
          <table:table-cell office:value-type="float" office:value="0.00699996948242">
            <text:p>0.0069999695</text:p>
          </table:table-cell>
          <table:table-cell office:value-type="float" office:value="0.00499987602234">
            <text:p>0.004999876</text:p>
          </table:table-cell>
          <table:table-cell office:value-type="float" office:value="0.00600004196167">
            <text:p>0.006000042</text:p>
          </table:table-cell>
          <table:table-cell office:value-type="float" office:value="0.00500011444092">
            <text:p>0.0050001144</text:p>
          </table:table-cell>
          <table:table-cell office:value-type="float" office:value="0.0119998455048">
            <text:p>0.0119998455</text:p>
          </table:table-cell>
          <table:table-cell office:value-type="float" office:value="0.00600004196167">
            <text:p>0.006000042</text:p>
          </table:table-cell>
          <table:table-cell office:value-type="float" office:value="0.0110001564026">
            <text:p>0.0110001564</text:p>
          </table:table-cell>
          <table:table-cell office:value-type="float" office:value="0.00499987602234">
            <text:p>0.004999876</text:p>
          </table:table-cell>
          <table:table-cell table:number-columns-repeated="2" office:value-type="float" office:value="0.00600004196167">
            <text:p>0.006000042</text:p>
          </table:table-cell>
          <table:table-cell office:value-type="float" office:value="0.010999917984">
            <text:p>0.010999918</text:p>
          </table:table-cell>
          <table:table-cell office:value-type="float" office:value="0.0120000839233">
            <text:p>0.0120000839</text:p>
          </table:table-cell>
          <table:table-cell table:formula="of:=AVERAGE([.A5:.AD5])" office:value-type="float" office:value="0.00893332958221333">
            <text:p>0.0089333296</text:p>
          </table:table-cell>
          <table:table-cell table:formula="of:=MIN([.A5:.AD5])" office:value-type="float" office:value="0.00499987602234">
            <text:p>0.004999876</text:p>
          </table:table-cell>
          <table:table-cell table:formula="of:=MAX([.A5:.AD5])" office:value-type="float" office:value="0.029000043869">
            <text:p>0.0290000439</text:p>
          </table:table-cell>
        </table:table-row>
        <table:table-row table:style-name="ro1">
          <table:table-cell office:value-type="float" office:value="0.00600004196167">
            <text:p>0.006000042</text:p>
          </table:table-cell>
          <table:table-cell office:value-type="float" office:value="0.0139999389648">
            <text:p>0.013999939</text:p>
          </table:table-cell>
          <table:table-cell office:value-type="float" office:value="0.0140001773834">
            <text:p>0.0140001774</text:p>
          </table:table-cell>
          <table:table-cell office:value-type="float" office:value="0.0139999389648">
            <text:p>0.013999939</text:p>
          </table:table-cell>
          <table:table-cell office:value-type="float" office:value="0.0150001049042">
            <text:p>0.0150001049</text:p>
          </table:table-cell>
          <table:table-cell office:value-type="float" office:value="0.00599980354309">
            <text:p>0.0059998035</text:p>
          </table:table-cell>
          <table:table-cell office:value-type="float" office:value="0.0140001773834">
            <text:p>0.0140001774</text:p>
          </table:table-cell>
          <table:table-cell office:value-type="float" office:value="0.00599980354309">
            <text:p>0.0059998035</text:p>
          </table:table-cell>
          <table:table-cell office:value-type="float" office:value="0.0540001392365">
            <text:p>0.0540001392</text:p>
          </table:table-cell>
          <table:table-cell office:value-type="float" office:value="0.00699996948242">
            <text:p>0.0069999695</text:p>
          </table:table-cell>
          <table:table-cell office:value-type="float" office:value="0.0450000762939">
            <text:p>0.0450000763</text:p>
          </table:table-cell>
          <table:table-cell office:value-type="float" office:value="0.0139999389648">
            <text:p>0.013999939</text:p>
          </table:table-cell>
          <table:table-cell office:value-type="float" office:value="0.00600004196167">
            <text:p>0.006000042</text:p>
          </table:table-cell>
          <table:table-cell office:value-type="float" office:value="0.0379998683929">
            <text:p>0.0379998684</text:p>
          </table:table-cell>
          <table:table-cell office:value-type="float" office:value="0.0140001773834">
            <text:p>0.0140001774</text:p>
          </table:table-cell>
          <table:table-cell office:value-type="float" office:value="0.0199999809265">
            <text:p>0.0199999809</text:p>
          </table:table-cell>
          <table:table-cell office:value-type="float" office:value="0.00799989700317">
            <text:p>0.007999897</text:p>
          </table:table-cell>
          <table:table-cell office:value-type="float" office:value="0.0299999713898">
            <text:p>0.0299999714</text:p>
          </table:table-cell>
          <table:table-cell office:value-type="float" office:value="0.00699996948242">
            <text:p>0.0069999695</text:p>
          </table:table-cell>
          <table:table-cell office:value-type="float" office:value="0.0210001468658">
            <text:p>0.0210001469</text:p>
          </table:table-cell>
          <table:table-cell office:value-type="float" office:value="0.0199999809265">
            <text:p>0.0199999809</text:p>
          </table:table-cell>
          <table:table-cell table:number-columns-repeated="2" office:value-type="float" office:value="0.00699996948242">
            <text:p>0.0069999695</text:p>
          </table:table-cell>
          <table:table-cell office:value-type="float" office:value="0.0150001049042">
            <text:p>0.0150001049</text:p>
          </table:table-cell>
          <table:table-cell office:value-type="float" office:value="0.021999835968">
            <text:p>0.021999836</text:p>
          </table:table-cell>
          <table:table-cell office:value-type="float" office:value="0.00600004196167">
            <text:p>0.006000042</text:p>
          </table:table-cell>
          <table:table-cell office:value-type="float" office:value="0.0150001049042">
            <text:p>0.0150001049</text:p>
          </table:table-cell>
          <table:table-cell office:value-type="float" office:value="0.0139999389648">
            <text:p>0.013999939</text:p>
          </table:table-cell>
          <table:table-cell office:value-type="float" office:value="0.0209999084473">
            <text:p>0.0209999084</text:p>
          </table:table-cell>
          <table:table-cell office:value-type="float" office:value="0.0130000114441">
            <text:p>0.0130000114</text:p>
          </table:table-cell>
          <table:table-cell table:formula="of:=AVERAGE([.A6:.AD6])" office:value-type="float" office:value="0.016433334350578">
            <text:p>0.0164333344</text:p>
          </table:table-cell>
          <table:table-cell table:formula="of:=MIN([.A6:.AD6])" office:value-type="float" office:value="0.00599980354309">
            <text:p>0.0059998035</text:p>
          </table:table-cell>
          <table:table-cell table:formula="of:=MAX([.A6:.AD6])" office:value-type="float" office:value="0.0540001392365">
            <text:p>0.0540001392</text:p>
          </table:table-cell>
        </table:table-row>
        <table:table-row table:style-name="ro1">
          <table:table-cell office:value-type="float" office:value="0.430999994278">
            <text:p>0.4309999943</text:p>
          </table:table-cell>
          <table:table-cell office:value-type="float" office:value="0.443000078201">
            <text:p>0.4430000782</text:p>
          </table:table-cell>
          <table:table-cell office:value-type="float" office:value="0.146999835968">
            <text:p>0.146999836</text:p>
          </table:table-cell>
          <table:table-cell office:value-type="float" office:value="1.10100007057">
            <text:p>1.1010000706</text:p>
          </table:table-cell>
          <table:table-cell office:value-type="float" office:value="0.15900015831">
            <text:p>0.1590001583</text:p>
          </table:table-cell>
          <table:table-cell office:value-type="float" office:value="0.159999847412">
            <text:p>0.1599998474</text:p>
          </table:table-cell>
          <table:table-cell office:value-type="float" office:value="0.417000055313">
            <text:p>0.4170000553</text:p>
          </table:table-cell>
          <table:table-cell office:value-type="float" office:value="0.0529999732971">
            <text:p>0.0529999733</text:p>
          </table:table-cell>
          <table:table-cell office:value-type="float" office:value="0.401000022888">
            <text:p>0.4010000229</text:p>
          </table:table-cell>
          <table:table-cell office:value-type="float" office:value="0.331000089645">
            <text:p>0.3310000896</text:p>
          </table:table-cell>
          <table:table-cell office:value-type="float" office:value="0.0169999599457">
            <text:p>0.0169999599</text:p>
          </table:table-cell>
          <table:table-cell office:value-type="float" office:value="0.323999881744">
            <text:p>0.3239998817</text:p>
          </table:table-cell>
          <table:table-cell office:value-type="float" office:value="0.426000118256">
            <text:p>0.4260001183</text:p>
          </table:table-cell>
          <table:table-cell office:value-type="float" office:value="0.434000015259">
            <text:p>0.4340000153</text:p>
          </table:table-cell>
          <table:table-cell office:value-type="float" office:value="1.50999999046">
            <text:p>1.5099999905</text:p>
          </table:table-cell>
          <table:table-cell office:value-type="float" office:value="0.878999948502">
            <text:p>0.8789999485</text:p>
          </table:table-cell>
          <table:table-cell office:value-type="float" office:value="0.901000022888">
            <text:p>0.9010000229</text:p>
          </table:table-cell>
          <table:table-cell office:value-type="float" office:value="0.90499997139">
            <text:p>0.9049999714</text:p>
          </table:table-cell>
          <table:table-cell office:value-type="float" office:value="0.0529999732971">
            <text:p>0.0529999733</text:p>
          </table:table-cell>
          <table:table-cell office:value-type="float" office:value="1.36400008202">
            <text:p>1.364000082</text:p>
          </table:table-cell>
          <table:table-cell office:value-type="float" office:value="0.166999816895">
            <text:p>0.1669998169</text:p>
          </table:table-cell>
          <table:table-cell office:value-type="float" office:value="0.494000196457">
            <text:p>0.4940001965</text:p>
          </table:table-cell>
          <table:table-cell office:value-type="float" office:value="0.632999897003">
            <text:p>0.632999897</text:p>
          </table:table-cell>
          <table:table-cell office:value-type="float" office:value="0.0440001487732">
            <text:p>0.0440001488</text:p>
          </table:table-cell>
          <table:table-cell office:value-type="float" office:value="0.955999851227">
            <text:p>0.9559998512</text:p>
          </table:table-cell>
          <table:table-cell office:value-type="float" office:value="0.47000002861">
            <text:p>0.4700000286</text:p>
          </table:table-cell>
          <table:table-cell office:value-type="float" office:value="0.611000061035">
            <text:p>0.611000061</text:p>
          </table:table-cell>
          <table:table-cell office:value-type="float" office:value="0.65700006485">
            <text:p>0.6570000649</text:p>
          </table:table-cell>
          <table:table-cell office:value-type="float" office:value="0.266000032425">
            <text:p>0.2660000324</text:p>
          </table:table-cell>
          <table:table-cell office:value-type="float" office:value="0.332000017166">
            <text:p>0.3320000172</text:p>
          </table:table-cell>
          <table:table-cell table:formula="of:=AVERAGE([.A7:.AD7])" office:value-type="float" office:value="0.502866673469503">
            <text:p>0.5028666735</text:p>
          </table:table-cell>
          <table:table-cell table:formula="of:=MIN([.A7:.AD7])" office:value-type="float" office:value="0.0169999599457">
            <text:p>0.0169999599</text:p>
          </table:table-cell>
          <table:table-cell table:formula="of:=MAX([.A7:.AD7])" office:value-type="float" office:value="1.50999999046">
            <text:p>1.5099999905</text:p>
          </table:table-cell>
        </table:table-row>
        <table:table-row table:style-name="ro1">
          <table:table-cell office:value-type="float" office:value="0.968999862671">
            <text:p>0.9689998627</text:p>
          </table:table-cell>
          <table:table-cell office:value-type="float" office:value="0.0889999866486">
            <text:p>0.0889999866</text:p>
          </table:table-cell>
          <table:table-cell office:value-type="float" office:value="2.61600017548">
            <text:p>2.6160001755</text:p>
          </table:table-cell>
          <table:table-cell office:value-type="float" office:value="1.85899996758">
            <text:p>1.8589999676</text:p>
          </table:table-cell>
          <table:table-cell office:value-type="float" office:value="0.906999826431">
            <text:p>0.9069998264</text:p>
          </table:table-cell>
          <table:table-cell office:value-type="float" office:value="0.658000230789">
            <text:p>0.6580002308</text:p>
          </table:table-cell>
          <table:table-cell office:value-type="float" office:value="0.898999929428">
            <text:p>0.8989999294</text:p>
          </table:table-cell>
          <table:table-cell office:value-type="float" office:value="1.27699995041">
            <text:p>1.2769999504</text:p>
          </table:table-cell>
          <table:table-cell office:value-type="float" office:value="0.371000051498">
            <text:p>0.3710000515</text:p>
          </table:table-cell>
          <table:table-cell office:value-type="float" office:value="0.615000009537">
            <text:p>0.6150000095</text:p>
          </table:table-cell>
          <table:table-cell office:value-type="float" office:value="0.480999946594">
            <text:p>0.4809999466</text:p>
          </table:table-cell>
          <table:table-cell office:value-type="float" office:value="0.486999988556">
            <text:p>0.4869999886</text:p>
          </table:table-cell>
          <table:table-cell office:value-type="float" office:value="1.44600009918">
            <text:p>1.4460000992</text:p>
          </table:table-cell>
          <table:table-cell office:value-type="float" office:value="0.0659999847412">
            <text:p>0.0659999847</text:p>
          </table:table-cell>
          <table:table-cell office:value-type="float" office:value="0.734999895096">
            <text:p>0.7349998951</text:p>
          </table:table-cell>
          <table:table-cell office:value-type="float" office:value="3.45499992371">
            <text:p>3.4549999237</text:p>
          </table:table-cell>
          <table:table-cell office:value-type="float" office:value="2.27200007439">
            <text:p>2.2720000744</text:p>
          </table:table-cell>
          <table:table-cell office:value-type="float" office:value="0.283999919891">
            <text:p>0.2839999199</text:p>
          </table:table-cell>
          <table:table-cell office:value-type="float" office:value="2.51499986649">
            <text:p>2.5149998665</text:p>
          </table:table-cell>
          <table:table-cell office:value-type="float" office:value="0.985000133514">
            <text:p>0.9850001335</text:p>
          </table:table-cell>
          <table:table-cell office:value-type="float" office:value="2.90899991989">
            <text:p>2.9089999199</text:p>
          </table:table-cell>
          <table:table-cell office:value-type="float" office:value="2.90100002289">
            <text:p>2.9010000229</text:p>
          </table:table-cell>
          <table:table-cell office:value-type="float" office:value="1.45399999619">
            <text:p>1.4539999962</text:p>
          </table:table-cell>
          <table:table-cell office:value-type="float" office:value="0.0409998893738">
            <text:p>0.0409998894</text:p>
          </table:table-cell>
          <table:table-cell office:value-type="float" office:value="2.48000001907">
            <text:p>2.4800000191</text:p>
          </table:table-cell>
          <table:table-cell office:value-type="float" office:value="2.92000007629">
            <text:p>2.9200000763</text:p>
          </table:table-cell>
          <table:table-cell office:value-type="float" office:value="0.0989999771118">
            <text:p>0.0989999771</text:p>
          </table:table-cell>
          <table:table-cell office:value-type="float" office:value="6.61599993706">
            <text:p>6.6159999371</text:p>
          </table:table-cell>
          <table:table-cell office:value-type="float" office:value="0.854000091553">
            <text:p>0.8540000916</text:p>
          </table:table-cell>
          <table:table-cell office:value-type="float" office:value="0.483999967575">
            <text:p>0.4839999676</text:p>
          </table:table-cell>
          <table:table-cell table:formula="of:=AVERAGE([.A8:.AD8])" office:value-type="float" office:value="1.45813332398795">
            <text:p>1.458133324</text:p>
          </table:table-cell>
          <table:table-cell table:formula="of:=MIN([.A8:.AD8])" office:value-type="float" office:value="0.0409998893738">
            <text:p>0.0409998894</text:p>
          </table:table-cell>
          <table:table-cell table:formula="of:=MAX([.A8:.AD8])" office:value-type="float" office:value="6.61599993706">
            <text:p>6.6159999371</text:p>
          </table:table-cell>
        </table:table-row>
        <table:table-row table:style-name="ro1">
          <table:table-cell office:value-type="float" office:value="22.885999918">
            <text:p>22.885999918</text:p>
          </table:table-cell>
          <table:table-cell office:value-type="float" office:value="27.5840001106">
            <text:p>27.5840001106</text:p>
          </table:table-cell>
          <table:table-cell office:value-type="float" office:value="1.33999991417">
            <text:p>1.3399999142</text:p>
          </table:table-cell>
          <table:table-cell office:value-type="float" office:value="28.7520000935">
            <text:p>28.7520000935</text:p>
          </table:table-cell>
          <table:table-cell office:value-type="float" office:value="0.174000024796">
            <text:p>0.1740000248</text:p>
          </table:table-cell>
          <table:table-cell office:value-type="float" office:value="8.69299983978">
            <text:p>8.6929998398</text:p>
          </table:table-cell>
          <table:table-cell office:value-type="float" office:value="20.9190001488">
            <text:p>20.9190001488</text:p>
          </table:table-cell>
          <table:table-cell office:value-type="float" office:value="7.94299983978">
            <text:p>7.9429998398</text:p>
          </table:table-cell>
          <table:table-cell office:value-type="float" office:value="0.295000076294">
            <text:p>0.2950000763</text:p>
          </table:table-cell>
          <table:table-cell office:value-type="float" office:value="4.42599987984">
            <text:p>4.4259998798</text:p>
          </table:table-cell>
          <table:table-cell office:value-type="float" office:value="26.9640002251">
            <text:p>26.9640002251</text:p>
          </table:table-cell>
          <table:table-cell office:value-type="float" office:value="30.376999855">
            <text:p>30.376999855</text:p>
          </table:table-cell>
          <table:table-cell office:value-type="float" office:value="12.3989999294">
            <text:p>12.3989999294</text:p>
          </table:table-cell>
          <table:table-cell office:value-type="float" office:value="15.2630000114">
            <text:p>15.2630000114</text:p>
          </table:table-cell>
          <table:table-cell office:value-type="float" office:value="8.01900005341">
            <text:p>8.0190000534</text:p>
          </table:table-cell>
          <table:table-cell office:value-type="float" office:value="37.4130001068">
            <text:p>37.4130001068</text:p>
          </table:table-cell>
          <table:table-cell office:value-type="float" office:value="18.6719999313">
            <text:p>18.6719999313</text:p>
          </table:table-cell>
          <table:table-cell office:value-type="float" office:value="0.358999967575">
            <text:p>0.3589999676</text:p>
          </table:table-cell>
          <table:table-cell office:value-type="float" office:value="25.1990001202">
            <text:p>25.1990001202</text:p>
          </table:table-cell>
          <table:table-cell office:value-type="float" office:value="11.4889998436">
            <text:p>11.4889998436</text:p>
          </table:table-cell>
          <table:table-cell office:value-type="float" office:value="4.99000000954">
            <text:p>4.9900000095</text:p>
          </table:table-cell>
          <table:table-cell office:value-type="float" office:value="3.88000011444">
            <text:p>3.8800001144</text:p>
          </table:table-cell>
          <table:table-cell office:value-type="float" office:value="13.2790000439">
            <text:p>13.2790000439</text:p>
          </table:table-cell>
          <table:table-cell office:value-type="float" office:value="3.82899999619">
            <text:p>3.8289999962</text:p>
          </table:table-cell>
          <table:table-cell office:value-type="float" office:value="50.2219998837">
            <text:p>50.2219998837</text:p>
          </table:table-cell>
          <table:table-cell office:value-type="float" office:value="26.7850000858">
            <text:p>26.7850000858</text:p>
          </table:table-cell>
          <table:table-cell office:value-type="float" office:value="7.9359998703">
            <text:p>7.9359998703</text:p>
          </table:table-cell>
          <table:table-cell office:value-type="float" office:value="18.6100001335">
            <text:p>18.6100001335</text:p>
          </table:table-cell>
          <table:table-cell office:value-type="float" office:value="18.6619999409">
            <text:p>18.6619999409</text:p>
          </table:table-cell>
          <table:table-cell office:value-type="float" office:value="28.7139999866">
            <text:p>28.7139999866</text:p>
          </table:table-cell>
          <table:table-cell table:formula="of:=AVERAGE([.A9:.AD9])" office:value-type="float" office:value="16.2024333318072">
            <text:p>16.2024333318</text:p>
          </table:table-cell>
          <table:table-cell table:formula="of:=MIN([.A9:.AD9])" office:value-type="float" office:value="0.174000024796">
            <text:p>0.1740000248</text:p>
          </table:table-cell>
          <table:table-cell table:formula="of:=MAX([.A9:.AD9])" office:value-type="float" office:value="50.2219998837">
            <text:p>50.2219998837</text:p>
          </table:table-cell>
        </table:table-row>
        <table:table-row table:style-name="ro1" table:number-rows-repeated="7">
          <table:table-cell table:number-columns-repeated="33"/>
        </table:table-row>
        <table:table-row table:style-name="ro1">
          <table:table-cell table:number-columns-repeated="31"/>
          <table:table-cell>
            <draw:frame table:end-cell-address="Sheet1.AM37" table:end-x="0.1756in" table:end-y="0.0421in" draw:z-index="0" draw:style-name="gr1" draw:text-style-name="P1" svg:width="6.3in" svg:height="3.5429in" svg:x="0.0984in" svg:y="0.0626in">
              <draw:object draw:notify-on-update-of-ranges="Sheet1.Y23:Sheet1.Y27 Sheet1.Z22:Sheet1.Z22 Sheet1.Z23:Sheet1.Z27 Sheet1.AA22:Sheet1.AA22 Sheet1.AA23:Sheet1.AA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4">
          <table:table-cell table:number-columns-repeated="33"/>
        </table:table-row>
        <table:table-row table:style-name="ro2">
          <table:table-cell table:number-columns-repeated="25"/>
          <table:table-cell office:value-type="string">
            <text:p>HillClimbing</text:p>
          </table:table-cell>
          <table:table-cell office:value-type="string">
            <text:p>Genetic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float" office:value="0.0089333">
            <text:p>0.0089333</text:p>
          </table:table-cell>
          <table:table-cell office:value-type="float" office:value="0.037">
            <text:p>0.037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float" office:value="5">
            <text:p>5</text:p>
          </table:table-cell>
          <table:table-cell office:value-type="float" office:value="0.01643334">
            <text:p>0.01643334</text:p>
          </table:table-cell>
          <table:table-cell office:value-type="float" office:value="0.081">
            <text:p>0.081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float" office:value="0.502866673">
            <text:p>0.502866673</text:p>
          </table:table-cell>
          <table:table-cell office:value-type="float" office:value="24.843">
            <text:p>24.843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float" office:value="7">
            <text:p>7</text:p>
          </table:table-cell>
          <table:table-cell office:value-type="float" office:value="1.458133324">
            <text:p>1.458133324</text:p>
          </table:table-cell>
          <table:table-cell office:value-type="float" office:value="29.335">
            <text:p>29.335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float" office:value="8">
            <text:p>8</text:p>
          </table:table-cell>
          <table:table-cell office:value-type="float" office:value="16.20243333">
            <text:p>16.20243333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00:0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2:09:50.66</meta:creation-date>
    <dc:date>2013-10-21T00:09:56.80</dc:date>
    <meta:editing-duration>PT1H29M4S</meta:editing-duration>
    <meta:editing-cycles>1</meta:editing-cycles>
    <meta:document-statistic meta:table-count="3" meta:cell-count="184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line" chart:style-name="ch1">
        <chart:legend chart:legend-position="end" svg:x="12.86cm" svg:y="3.926cm" style:legend-expansion="high" chart:style-name="ch2"/>
        <chart:plot-area chart:style-name="ch3" table:cell-range-address="Sheet1.Y22:Sheet1.AA27" chart:data-source-has-labels="both" svg:x="1.358cm" svg:y="0.855cm" svg:width="10.862cm" svg:height="6.957cm">
          <chartooo:coordinate-region svg:x="1.979cm" svg:y="1.067cm" svg:width="10.147cm" svg:height="6.072cm"/>
          <chart:axis chart:dimension="x" chart:name="primary-x" chart:style-name="ch4" chartooo:axis-type="auto">
            <chartooo:date-scale/>
            <chart:title svg:x="5.951cm" svg:y="7.993cm" chart:style-name="ch5">
              <text:p>Board Size</text:p>
            </chart:title>
            <chart:categories table:cell-range-address="Sheet1.Y23:Sheet1.Y27"/>
          </chart:axis>
          <chart:axis chart:dimension="y" chart:name="primary-y" chart:style-name="ch4">
            <chart:title svg:x="0.451cm" svg:y="5.541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Z23:Sheet1.Z27" chart:label-cell-address="Sheet1.Z22:Sheet1.Z22" chart:class="chart:line">
            <chart:data-point chart:repeated="5"/>
          </chart:series>
          <chart:series chart:style-name="ch9" chart:values-cell-range-address="Sheet1.AA23:Sheet1.AA27" chart:label-cell-address="Sheet1.AA22:Sheet1.AA2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llClimbing</text:p>
                <draw:g>
                  <svg:desc>Sheet1.Z22:Sheet1.Z22</svg:desc>
                </draw:g>
              </table:table-cell>
              <table:table-cell office:value-type="string">
                <text:p>Genetic</text:p>
                <draw:g>
                  <svg:desc>Sheet1.AA22:Sheet1.AA2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Y23:Sheet1.Y27</svg:desc>
                </draw:g>
              </table:table-cell>
              <table:table-cell office:value-type="float" office:value="0.0089333">
                <text:p>0.0089333</text:p>
                <draw:g>
                  <svg:desc>Sheet1.Z23:Sheet1.Z27</svg:desc>
                </draw:g>
              </table:table-cell>
              <table:table-cell office:value-type="float" office:value="0.037">
                <text:p>0.037</text:p>
                <draw:g>
                  <svg:desc>Sheet1.AA23:Sheet1.AA2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1643334">
                <text:p>0.0164333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02866673">
                <text:p>0.502866673</text:p>
              </table:table-cell>
              <table:table-cell office:value-type="float" office:value="24.843">
                <text:p>24.8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58133324">
                <text:p>1.458133324</text:p>
              </table:table-cell>
              <table:table-cell office:value-type="float" office:value="29.335">
                <text:p>29.3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20243333">
                <text:p>16.2024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